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font-weight="bold" officeooo:rsid="0024cbe3" officeooo:paragraph-rsid="0024cbe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22db5a" officeooo:paragraph-rsid="0022db5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1cfe7e" officeooo:paragraph-rsid="001cfe7e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style="italic" fo:font-weight="normal" officeooo:rsid="001cfe7e" officeooo:paragraph-rsid="001cfe7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fo:font-style="italic" fo:font-weight="normal" officeooo:rsid="0020579e" officeooo:paragraph-rsid="0020579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5983b0" style:font-name="Arial1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76a3d3" style:font-name="Arial1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style:font-name="Arial1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5983b0" style:font-name="Arial1" fo:font-size="16pt" fo:font-weight="normal" officeooo:rsid="001cfe7e" officeooo:paragraph-rsid="001cfe7e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5983b0" style:font-name="Arial1" fo:font-size="14pt" fo:font-weight="bold" officeooo:rsid="001cfe7e" officeooo:paragraph-rsid="001cfe7e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5983b0" style:font-name="Arial1" fo:font-size="14pt" fo:font-weight="normal" officeooo:rsid="001cfe7e" officeooo:paragraph-rsid="00250ec8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Arial1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Arial1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Arial1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line-height="150%" fo:text-align="start" style:justify-single-word="false"/>
      <style:text-properties style:font-name="Arial1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Arial1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Arial1" fo:font-size="12pt" fo:font-weight="normal" officeooo:rsid="0020ff16" officeooo:paragraph-rsid="0020ff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22db5a" officeooo:paragraph-rsid="0032b73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1" fo:font-size="12pt" fo:font-weight="normal" officeooo:rsid="0022db5a" officeooo:paragraph-rsid="0022db5a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line-height="150%" fo:text-align="start" style:justify-single-word="false"/>
      <style:text-properties style:font-name="Arial1" fo:font-size="12pt" fo:font-weight="normal" officeooo:rsid="0032b73c" officeooo:paragraph-rsid="0032b73c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line-height="150%" fo:text-align="start" style:justify-single-word="false"/>
      <style:text-properties style:font-name="Arial1" fo:font-size="12pt" fo:font-style="normal" fo:font-weight="normal" officeooo:rsid="0020ff16" officeooo:paragraph-rsid="0020ff1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line-height="150%" fo:text-align="start" style:justify-single-word="false"/>
      <style:text-properties style:font-name="Arial1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line-height="150%" fo:text-align="start" style:justify-single-word="false"/>
      <style:text-properties style:font-name="Arial1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line-height="150%" fo:text-align="start" style:justify-single-word="false"/>
      <style:text-properties style:font-name="Arial1" fo:font-size="12pt" fo:font-style="normal" fo:font-weight="normal" officeooo:rsid="00219ed3" officeooo:paragraph-rsid="0032b73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line-height="150%" fo:text-align="start" style:justify-single-word="false"/>
      <style:text-properties style:font-name="Arial1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line-height="150%" fo:text-align="start" style:justify-single-word="false"/>
      <style:text-properties style:font-name="Arial1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7">
      <style:paragraph-properties fo:line-height="150%" fo:text-align="start" style:justify-single-word="false"/>
      <style:text-properties style:font-name="Arial1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7">
      <style:paragraph-properties fo:line-height="150%" fo:text-align="start" style:justify-single-word="false"/>
      <style:text-properties style:font-name="Arial1" fo:font-size="12pt" fo:font-style="normal" fo:font-weight="normal" officeooo:rsid="0022db5a" officeooo:paragraph-rsid="0022db5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7">
      <style:paragraph-properties fo:line-height="150%" fo:text-align="start" style:justify-single-word="false"/>
      <style:text-properties style:font-name="Arial1" fo:font-size="12pt" fo:font-style="normal" fo:font-weight="normal" officeooo:rsid="0022db5a" officeooo:paragraph-rsid="00250ec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bold" officeooo:rsid="001cfe7e" officeooo:paragraph-rsid="00250ec8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style:font-name="Arial1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officeooo:rsid="00219ed3" officeooo:paragraph-rsid="00219ed3"/>
    </style:style>
    <style:style style:name="P40" style:family="paragraph" style:parent-style-name="Standard" style:list-style-name="L4">
      <style:paragraph-properties fo:line-height="150%" fo:text-align="start" style:justify-single-word="false"/>
      <style:text-properties officeooo:paragraph-rsid="00219ed3"/>
    </style:style>
    <style:style style:name="P41" style:family="paragraph" style:parent-style-name="Standard" style:list-style-name="L8">
      <style:paragraph-properties fo:line-height="150%" fo:text-align="start" style:justify-single-word="false"/>
      <style:text-properties officeooo:paragraph-rsid="001ecae3"/>
    </style:style>
    <style:style style:name="P42" style:family="paragraph" style:parent-style-name="Standard" style:list-style-name="L6">
      <style:paragraph-properties fo:line-height="150%" fo:text-align="start" style:justify-single-word="false"/>
      <style:text-properties fo:color="#808080" style:font-name="Arial1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6">
      <style:paragraph-properties fo:line-height="150%" fo:text-align="start" style:justify-single-word="false"/>
      <style:text-properties fo:color="#000000" style:font-name="Arial1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579e" style:font-style-asian="italic" style:font-style-complex="italic"/>
    </style:style>
    <style:style style:name="T3" style:family="text">
      <style:text-properties fo:font-style="italic" officeooo:rsid="0032b73c" style:font-style-asian="italic" style:font-style-complex="italic"/>
    </style:style>
    <style:style style:name="T4" style:family="text">
      <style:text-properties fo:font-style="italic" officeooo:rsid="0021c0cb" style:font-style-asian="italic" style:font-style-complex="italic"/>
    </style:style>
    <style:style style:name="T5" style:family="text">
      <style:text-properties fo:font-style="italic" officeooo:rsid="002ad342" style:font-style-asian="italic" style:font-style-complex="italic"/>
    </style:style>
    <style:style style:name="T6" style:family="text">
      <style:text-properties fo:font-style="italic" officeooo:rsid="00339539" style:font-style-asian="italic" style:font-style-complex="italic"/>
    </style:style>
    <style:style style:name="T7" style:family="text">
      <style:text-properties officeooo:rsid="001ecae3"/>
    </style:style>
    <style:style style:name="T8" style:family="text">
      <style:text-properties style:font-name="Arial1" fo:font-size="12pt" fo:font-weight="normal" officeooo:rsid="001ecae3" style:font-size-asian="12pt" style:font-weight-asian="normal" style:font-size-complex="12pt" style:font-weight-complex="normal"/>
    </style:style>
    <style:style style:name="T9" style:family="text">
      <style:text-properties style:font-name="Arial1" fo:font-size="12pt" fo:font-weight="normal" officeooo:rsid="0022db5a" style:font-size-asian="12pt" style:font-weight-asian="normal" style:font-size-complex="12pt" style:font-weight-complex="normal"/>
    </style:style>
    <style:style style:name="T10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font-style="normal" fo:font-weight="normal" officeooo:rsid="0020ff1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font-style="normal" fo:font-weight="normal" officeooo:rsid="00219ed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0ff16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7" style:family="text">
      <style:text-properties fo:color="#000000" style:font-name="Arial1" fo:font-size="12pt" style:font-size-asian="12pt" style:font-size-complex="12pt"/>
    </style:style>
    <style:style style:name="T18" style:family="text">
      <style:text-properties fo:color="#000000" style:font-name="Arial1" fo:font-size="12pt" officeooo:rsid="00219ed3" style:font-size-asian="12pt" style:font-size-complex="12pt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officeooo:rsid="0021c0cb"/>
    </style:style>
    <style:style style:name="T21" style:family="text">
      <style:text-properties officeooo:rsid="002348b9"/>
    </style:style>
    <style:style style:name="T22" style:family="text">
      <style:text-properties officeooo:rsid="0032b73c"/>
    </style:style>
    <style:style style:name="T23" style:family="text">
      <style:text-properties officeooo:rsid="00339539"/>
    </style:style>
    <style:style style:name="T24" style:family="text">
      <style:text-properties fo:color="#5983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reARtion</text:p>
      <text:p text:style-name="P16"/>
      <text:p text:style-name="P2">Testen</text:p>
      <text:p text:style-name="P3">Aufgabenstellung</text:p>
      <text:p text:style-name="P13"/>
      <text:p text:style-name="P38"><text:span text:style-name="T24">Platzieren und Entfernen von Objekten</text:span></text:p>
      <text:list xml:id="list1981136213" text:style-name="L1">
        <text:list-item>
          <text:p text:style-name="P18">Wählen Sie aus der Liste der Formen <text:span text:style-name="T1">ein Objekt</text:span> ihrer Wahl und platzieren Sie es.</text:p>
        </text:list-item>
        <text:list-item>
          <text:p text:style-name="P18">Verlassen Sie die Manipulationssicht und platzieren Sie <text:span text:style-name="T1">ein weiteres Objekt</text:span>.</text:p>
        </text:list-item>
        <text:list-item>
          <text:p text:style-name="P19">Löschen Sie das <text:span text:style-name="T1">zuletzt platzierte Objekt</text:span> durch Klicken des entsprechenden<text:span text:style-name="T1"> Lösch-Icons</text:span>.</text:p>
        </text:list-item>
      </text:list>
      <text:p text:style-name="P4"/>
      <text:p text:style-name="P12">Manipulieren von <text:span text:style-name="T21">Objekten</text:span></text:p>
      <text:list xml:id="list2552364938" text:style-name="L2">
        <text:list-item>
          <text:p text:style-name="P20">Wählen Sie das Objekt durch <text:span text:style-name="T14">Antippen </text:span>aus.</text:p>
        </text:list-item>
      </text:list>
      <text:p text:style-name="P5"><text:tab/><text:span text:style-name="T2">Verschieben</text:span></text:p>
      <text:list xml:id="list133729263664739" text:continue-numbering="true" text:style-name="L2">
        <text:list-item>
          <text:list>
            <text:list-item>
              <text:p text:style-name="P23">Wählen Sie das <text:span text:style-name="T3">Verschieben-Werkzeug</text:span><text:span text:style-name="T22"> </text:span><text:span text:style-name="T15">aus</text:span> der Liste aus.</text:p>
            </text:list-item>
            <text:list-item>
              <text:p text:style-name="P24">Verschieben Sie das Objekt durch Bewegen des Geräts etwas nach rechts.</text:p>
            </text:list-item>
          </text:list>
        </text:list-item>
      </text:list>
      <text:p text:style-name="P6"/>
      <text:p text:style-name="P6"><text:tab/><text:span text:style-name="T1">Größe ändern</text:span></text:p>
      <text:list xml:id="list1693617015" text:style-name="L3">
        <text:list-item>
          <text:p text:style-name="P28">Wechseln Sie <text:span text:style-name="T22">zum </text:span><text:span text:style-name="T3">Größe-ändern-Werkzeug</text:span> in der Liste.</text:p>
        </text:list-item>
        <text:list-item>
          <text:p text:style-name="P29">Vergrößern Sie das Objekt durch Auseinanderziehen <text:span text:style-name="T22">von</text:span> Daume<text:span text:style-name="T22">n</text:span> und Zeigefinger.</text:p>
        </text:list-item>
      </text:list>
      <text:p text:style-name="P10"/>
      <text:p text:style-name="P10"><text:tab/>Rotieren</text:p>
      <text:list xml:id="list4149816782" text:style-name="L4">
        <text:list-item>
          <text:p text:style-name="P39"><text:span text:style-name="T11">W</text:span><text:span text:style-name="T10">echseln Sie zum </text:span><text:span text:style-name="T13">Rotationswerkzeug</text:span><text:span text:style-name="T10">.</text:span></text:p>
        </text:list-item>
        <text:list-item>
          <text:p text:style-name="P40"><text:span text:style-name="T12">Rotieren Sie das Objekt um 90</text:span><text:span text:style-name="T16">°</text:span><text:span text:style-name="T17"> </text:span><text:span text:style-name="T18">in allen drei Richtungen.</text:span></text:p>
        </text:list-item>
      </text:list>
      <text:p text:style-name="P10"/>
      <text:p text:style-name="P10"><text:tab/>Stre<text:span text:style-name="T22">cken</text:span></text:p>
      <text:list xml:id="list3995640243" text:style-name="L5">
        <text:list-item>
          <text:p text:style-name="P30">Wechseln Sie zum <text:span text:style-name="T3">Strecken-</text:span><text:span text:style-name="T1">Werkzeug</text:span>.</text:p>
        </text:list-item>
        <text:list-item>
          <text:p text:style-name="P30">Strecken Sie das Objekt in der Horizontalen, indem Sie erneut mit Daumen und Zeigefinger das Objekt auseinanderziehen.</text:p>
        </text:list-item>
        <text:list-item>
          <text:p text:style-name="P31">Strecken Sie das Objekt <text:span text:style-name="T22">ebenfalls in der Vertikalen und in der Diagonalen.</text:span></text:p>
        </text:list-item>
      </text:list>
      <text:p text:style-name="P10"/>
      <text:p text:style-name="P11"><text:tab/></text:p>
      <text:p text:style-name="P14"><text:tab/>Farbe ändern</text:p>
      <text:list xml:id="list3850125800" text:style-name="L6">
        <text:list-item>
          <text:p text:style-name="P32">Wechseln Sie zum <text:span text:style-name="T4">Werkzeug </text:span><text:span text:style-name="T5">zum </text:span><text:span text:style-name="T4">Ändern der Farbe</text:span><text:span text:style-name="T20">.</text:span></text:p>
        </text:list-item>
        <text:list-item>
          <text:p text:style-name="P33">Nutzen Sie den RGB Slider, um ihrem Objekt eine <text:span text:style-name="T19">blaue</text:span><text:span text:style-name="T1"> </text:span>Farbe zu geben.</text:p>
          <text:p text:style-name="P42">Tipp: Roten und grünen Slider Richtung 0 bewegen</text:p>
        </text:list-item>
        <text:list-item>
          <text:p text:style-name="P43">Machen Sie das Objekt transparenter. Nutzen Sie hierfür den grauen Slider.</text:p>
        </text:list-item>
      </text:list>
      <text:p text:style-name="P10"/>
      <text:p text:style-name="P10"><text:tab/>Kopieren</text:p>
      <text:list xml:id="list3143406872" text:style-name="L7">
        <text:list-item>
          <text:p text:style-name="P34">Klicken Sie auf das <text:span text:style-name="T3">Kopierwerkzeug</text:span>.</text:p>
        </text:list-item>
        <text:list-item>
          <text:p text:style-name="P35">Anschließend bewegen Sie das kopierte Objekt aus dem Original.</text:p>
        </text:list-item>
        <text:list-item>
          <text:p text:style-name="P36">Verlassen Sie anschließend die Manipulationssicht.</text:p>
        </text:list-item>
      </text:list>
      <text:p text:style-name="P37"/>
      <text:p text:style-name="P17">Die erste Skulptur</text:p>
      <text:p text:style-name="P25">Bauen Sie ein<text:span text:style-name="T22">en Schneemann</text:span>! </text:p>
      <text:p text:style-name="P25"><text:span text:style-name="T22">Es gibt keine genauen Vorgaben wie sie dabei vorgehen sollen oder wie ihr Schneemann am Ende aussehen soll.</text:span></text:p>
      <text:p text:style-name="P8"/>
      <text:p text:style-name="P12">Festhalten von Erinnerungen</text:p>
      <text:p text:style-name="P9"><text:tab/><text:span text:style-name="T7">Screenshots</text:span></text:p>
      <text:list xml:id="list745871420" text:style-name="L8">
        <text:list-item>
          <text:p text:style-name="P41"><text:span text:style-name="T8">Falls nicht schon ge</text:span><text:span text:style-name="T9">schehen</text:span><text:span text:style-name="T8">, verlassen Sie die Manipulationssicht.</text:span></text:p>
        </text:list-item>
        <text:list-item>
          <text:p text:style-name="P21">Richten Sie die Kamera so aus, dass ihre gesamte Skulptur zu sehen ist.</text:p>
        </text:list-item>
        <text:list-item>
          <text:p text:style-name="P21">Fotografieren Sie nun ihre Skulptur durch Klicken des <text:span text:style-name="T1">Kamera-Icons</text:span>.</text:p>
        </text:list-item>
        <text:list-item>
          <text:p text:style-name="P27">Wechseln sie in das Hauptmenü und <text:span text:style-name="T23">öffnen sie dort die </text:span><text:span text:style-name="T6">Gallerie</text:span><text:span text:style-name="T23">, um ihre Aufnahmen anzusehen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Vielen Dank für Ihre Teilnahm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7T14:48:56.867000000</meta:creation-date>
    <dc:date>2021-08-15T13:37:28.007000000</dc:date>
    <meta:editing-duration>PT27M56S</meta:editing-duration>
    <meta:editing-cycles>16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3" meta:word-count="307" meta:character-count="1965" meta:non-whitespace-character-count="1714"/>
  </office:meta>
</office:document-meta>
</file>